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020c26" officeooo:paragraph-rsid="00020c26"/>
    </style:style>
    <style:style style:name="T1" style:family="text">
      <style:text-properties officeooo:rsid="00020c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aso Practico1:</text:p>
      <text:p text:style-name="Standard"/>
      <text:p text:style-name="Standard">¿Que crees que está ocurriendo?: </text:p>
      <text:p text:style-name="Standard"><text:tab/>-Se colapsa puesto que cada vez hay mas peticiones para inicio de sesion ademas de las peticiones de solicitud de datos</text:p>
      <text:p text:style-name="Standard"/>
      <text:p text:style-name="Standard">¿Como podría solucionarse?</text:p>
      <text:p text:style-name="Standard"><text:tab/>Implementando una capa mas para la <text:s/>gestion de datos y asi que el servidor se ocupe de menos tareas</text:p>
      <text:p text:style-name="Standard"/>
      <text:p text:style-name="Standard">Caso Practico 2:</text:p>
      <text:p text:style-name="Standard">¿Podría saturarse el servidor?¿Cómo afecta a la experiencia de usuario?</text:p>
      <text:p text:style-name="Standard"/>
      <text:p text:style-name="Standard"><text:tab/>Si, terminaría pudiendo colapsarse el servidor o se ralentizaría el uso de los servicios.</text:p>
      <text:p text:style-name="Standard">¿Cómo propondrías solucionarlo?</text:p>
      <text:p text:style-name="Standard"><text:tab/>Realiza<text:span text:style-name="T1">n</text:span>do una verificación en dos pasos, implementando un Captcha o el registro de la mac del pc que realiza la petición e impedir que dos mac iguales realicen mas de una petición</text:p>
      <text:p text:style-name="Standard">¿Puede suponer un problema de seguridad?¿Por qué?:</text:p>
      <text:p text:style-name="Standard"/>
      <text:p text:style-name="Standard"><text:tab/>Si, puesto que se puede llegar a tumbar el servidor y dejarlo inoperativo durante hora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20c26" officeooo:paragraph-rsid="00020c2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Joaquín García Jimenez</text:p>
        <text:p text:style-name="MP1">Rebeca Gutiérrez <text:tab/><text:tab/>2º DAW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2T14:39:31.120000000</meta:creation-date>
    <dc:date>2021-09-22T14:41:54.162000000</dc:date>
    <meta:editing-duration>PT2M23S</meta:editing-duration>
    <meta:editing-cycles>1</meta:editing-cycles>
    <meta:document-statistic meta:table-count="0" meta:image-count="0" meta:object-count="0" meta:page-count="1" meta:paragraph-count="14" meta:word-count="141" meta:character-count="869" meta:non-whitespace-character-count="733"/>
    <meta:generator>LibreOffice/7.2.0.4$Windows_X86_64 LibreOffice_project/9a9c6381e3f7a62afc1329bd359cc48accb6435b</meta:generator>
  </office:meta>
</office:document-meta>
</file>